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h text:outline-level="1">
     This is a big heading
   </text:h>
      <text:h text:outline-level="2">
     This is a smaller heading
   </text:h>
      <text:h text:outline-level="3">
     This is a sub-sub heading
  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